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Header">
      <loext:graphic-properties draw:fill="solid" draw:fill-color="#0000ff"/>
      <style:paragraph-properties fo:text-align="justify" style:justify-single-word="false" fo:background-color="#0000ff" fo:padding-left="0cm" fo:padding-right="0cm" fo:padding-top="0cm" fo:padding-bottom="0.035cm" fo:border-left="none" fo:border-right="none" fo:border-top="none" fo:border-bottom="0.51pt solid #000000"/>
      <style:text-properties fo:font-weight="bold" style:font-weight-asian="bold"/>
    </style:style>
    <style:style style:name="P2" style:family="paragraph" style:parent-style-name="Header">
      <loext:graphic-properties draw:fill="solid" draw:fill-color="#0000ff"/>
      <style:paragraph-properties fo:text-align="center" style:justify-single-word="false" fo:background-color="#0000ff" fo:padding-left="0cm" fo:padding-right="0cm" fo:padding-top="0cm" fo:padding-bottom="0.035cm" fo:border-left="none" fo:border-right="none" fo:border-top="none" fo:border-bottom="0.51pt solid #000000"/>
      <style:text-properties fo:font-weight="bold" style:font-weight-asian="bold"/>
    </style:style>
    <style:style style:name="P3" style:family="paragraph" style:parent-style-name="Standard">
      <style:paragraph-properties fo:margin-left="2.501cm" fo:margin-right="0cm" fo:margin-top="0cm" fo:margin-bottom="0cm" style:contextual-spacing="false" fo:line-height="150%" fo:text-indent="-0.635cm" style:auto-text-indent="false">
        <style:tab-stops>
          <style:tab-stop style:position="0.751cm"/>
          <style:tab-stop style:position="1.501cm"/>
          <style:tab-stop style:position="1.667cm"/>
          <style:tab-stop style:position="3.545cm" style:leader-style="dotted" style:leader-text="."/>
          <style:tab-stop style:position="5.433cm"/>
          <style:tab-stop style:position="6.502cm"/>
          <style:tab-stop style:position="7.077cm"/>
          <style:tab-stop style:position="8.991cm"/>
          <style:tab-stop style:position="17.503cm" style:leader-style="dotted" style:leader-text="."/>
        </style:tab-stops>
      </style:paragraph-properties>
      <style:text-properties fo:font-weight="bold" style:font-weight-asian="bold"/>
    </style:style>
    <style:style style:name="P4" style:family="paragraph" style:parent-style-name="Standard">
      <style:paragraph-properties fo:margin-left="0.635cm" fo:margin-right="0cm" fo:margin-top="0cm" fo:margin-bottom="0cm" style:contextual-spacing="false" fo:line-height="150%" fo:text-indent="-0.635cm" style:auto-text-indent="false">
        <style:tab-stops>
          <style:tab-stop style:position="0.751cm"/>
          <style:tab-stop style:position="17.503cm" style:leader-style="dotted" style:leader-text="."/>
        </style:tab-stops>
      </style:paragraph-properties>
      <style:text-properties fo:font-weight="bold" style:font-weight-asian="bold"/>
    </style:style>
    <style:style style:name="P5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6" style:family="paragraph" style:parent-style-name="Footer">
      <loext:graphic-properties draw:fill="solid" draw:fill-color="#0000ff"/>
      <style:paragraph-properties fo:background-color="#0000ff" fo:padding-left="0cm" fo:padding-right="0cm" fo:padding-top="0.035cm" fo:padding-bottom="0cm" fo:border-left="none" fo:border-right="none" fo:border-top="0.51pt solid #000000" fo:border-bottom="non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P7" style:family="paragraph" style:parent-style-name="Standard">
      <style:paragraph-properties fo:margin-top="0cm" fo:margin-bottom="0cm" style:contextual-spacing="false" fo:line-height="150%">
        <style:tab-stops>
          <style:tab-stop style:position="6.985cm"/>
          <style:tab-stop style:position="17.503cm" style:leader-style="dotted" style:leader-text="."/>
        </style:tab-stops>
      </style:paragraph-properties>
      <style:text-properties style:rfc-language-tag="es-ES-u-co-trad" fo:language="es" fo:country="ES"/>
    </style:style>
    <style:style style:name="P8" style:family="paragraph" style:parent-style-name="Standard">
      <style:paragraph-properties fo:margin-left="5.001cm" fo:margin-right="0cm" fo:margin-top="0cm" fo:margin-bottom="0cm" style:contextual-spacing="false" fo:line-height="100%" fo:text-indent="-0.63cm" style:auto-text-indent="false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style:rfc-language-tag="es-ES-u-co-trad" fo:language="es" fo:country="ES"/>
    </style:style>
    <style:style style:name="P9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style:rfc-language-tag="es-ES-u-co-trad" fo:language="es" fo:country="ES" officeooo:rsid="000fc236" officeooo:paragraph-rsid="000fc236"/>
    </style:style>
    <style:style style:name="P10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style:rfc-language-tag="es-ES-u-co-trad" fo:language="es" fo:country="ES" fo:font-weight="bold" style:font-weight-asian="bold" style:font-weight-complex="bold"/>
    </style:style>
    <style:style style:name="P11" style:family="paragraph" style:parent-style-name="Standard">
      <style:paragraph-properties fo:margin-left="2.501cm" fo:margin-right="0cm" fo:margin-top="0cm" fo:margin-bottom="0cm" style:contextual-spacing="false" fo:line-height="150%" fo:text-indent="-0.635cm" style:auto-text-indent="false">
        <style:tab-stops>
          <style:tab-stop style:position="0.751cm"/>
          <style:tab-stop style:position="1.501cm"/>
          <style:tab-stop style:position="1.667cm"/>
          <style:tab-stop style:position="3.545cm" style:leader-style="dotted" style:leader-text="."/>
          <style:tab-stop style:position="5.433cm"/>
          <style:tab-stop style:position="6.502cm"/>
          <style:tab-stop style:position="7.077cm"/>
          <style:tab-stop style:position="8.991cm"/>
          <style:tab-stop style:position="17.503cm" style:leader-style="dotted" style:leader-text="."/>
        </style:tab-stops>
      </style:paragraph-properties>
    </style:style>
    <style:style style:name="P12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2.501cm" fo:margin-right="0cm" fo:margin-top="0cm" fo:margin-bottom="0cm" style:contextual-spacing="false" fo:line-height="100%" fo:text-indent="-0.635cm" style:auto-text-indent="false">
        <style:tab-stops>
          <style:tab-stop style:position="0.751cm"/>
          <style:tab-stop style:position="1.501cm"/>
          <style:tab-stop style:position="1.667cm"/>
          <style:tab-stop style:position="3.545cm" style:leader-style="dotted" style:leader-text="."/>
          <style:tab-stop style:position="5.433cm"/>
          <style:tab-stop style:position="6.502cm"/>
          <style:tab-stop style:position="7.077cm"/>
          <style:tab-stop style:position="8.991cm"/>
          <style:tab-stop style:position="17.503cm" style:leader-style="dotted" style:leader-text="."/>
        </style:tab-stops>
      </style:paragraph-properties>
    </style:style>
    <style:style style:name="P14" style:family="paragraph" style:parent-style-name="Standard">
      <style:paragraph-properties fo:margin-left="5.001cm" fo:margin-right="0cm" fo:margin-top="0cm" fo:margin-bottom="0cm" style:contextual-spacing="false" fo:line-height="100%" fo:text-indent="-0.63cm" style:auto-text-indent="false">
        <style:tab-stops>
          <style:tab-stop style:position="0.751cm"/>
          <style:tab-stop style:position="17.503cm" style:leader-style="dotted" style:leader-text="."/>
        </style:tab-stops>
      </style:paragraph-properties>
    </style:style>
    <style:style style:name="P15" style:family="paragraph" style:parent-style-name="Standard">
      <style:paragraph-properties fo:margin-top="0cm" fo:margin-bottom="0cm" style:contextual-spacing="false" fo:line-height="10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style:font-name="Arial" style:rfc-language-tag="es-ES-u-co-trad" fo:language="es" fo:country="ES" officeooo:paragraph-rsid="000fc236" style:font-name-asian="Times New Roman" style:language-asian="ko" style:country-asian="KR" style:font-name-complex="Arial1"/>
    </style:style>
    <style:style style:name="P16" style:family="paragraph" style:parent-style-name="Standard" style:list-style-name="WWNum4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style:rfc-language-tag="es-ES-u-co-trad" fo:language="es" fo:country="ES"/>
    </style:style>
    <style:style style:name="P17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style:rfc-language-tag="es-ES-u-co-trad" fo:language="es" fo:country="ES" fo:font-weight="bold" style:font-weight-asian="bold"/>
    </style:style>
    <style:style style:name="P18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style:rfc-language-tag="es-ES-u-co-trad" fo:language="es" fo:country="ES" fo:font-weight="bold" style:font-weight-asian="bold" style:font-weight-complex="bold"/>
    </style:style>
    <style:style style:name="P19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style:rfc-language-tag="es-ES-u-co-trad" fo:language="es" fo:country="ES" fo:font-weight="bold" officeooo:rsid="00141724" officeooo:paragraph-rsid="00141724" style:font-weight-asian="bold" style:font-weight-complex="bold"/>
    </style:style>
    <style:style style:name="P20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style:rfc-language-tag="es-ES-u-co-trad" fo:language="es" fo:country="ES" fo:font-weight="bold" officeooo:rsid="0023e6bc" officeooo:paragraph-rsid="0023e6bc" style:font-weight-asian="bold" style:font-weight-complex="bold"/>
    </style:style>
    <style:style style:name="P21" style:family="paragraph" style:parent-style-name="Standard" style:list-style-name="WWNum4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</style:style>
    <style:style style:name="P22" style:family="paragraph" style:parent-style-name="Standard" style:list-style-name="WWNum4">
      <style:paragraph-properties fo:margin-left="1.501cm" fo:margin-right="0cm" fo:margin-top="0cm" fo:margin-bottom="0cm" style:contextual-spacing="false" fo:line-height="150%" fo:text-indent="-1.501cm" style:auto-text-indent="false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</style:style>
    <style:style style:name="P23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</style:style>
    <style:style style:name="P24" style:family="paragraph" style:parent-style-name="Standard" style:list-style-name="WWNum4">
      <style:paragraph-properties fo:margin-top="0cm" fo:margin-bottom="0cm" style:contextual-spacing="false" fo:line-height="150%">
        <style:tab-stops>
          <style:tab-stop style:position="0.751cm"/>
          <style:tab-stop style:position="16.503cm" style:leader-style="dotted" style:leader-text="."/>
          <style:tab-stop style:position="17.503cm" style:leader-style="dotted" style:leader-text="."/>
        </style:tab-stops>
      </style:paragraph-properties>
    </style:style>
    <style:style style:name="P25" style:family="paragraph" style:parent-style-name="Standard" style:list-style-name="WWNum4">
      <style:paragraph-properties fo:margin-top="0cm" fo:margin-bottom="0cm" style:contextual-spacing="false" fo:line-height="150%">
        <style:tab-stops>
          <style:tab-stop style:position="0.751cm"/>
          <style:tab-stop style:position="17.503cm" style:leader-style="dotted" style:leader-text="."/>
        </style:tab-stops>
      </style:paragraph-properties>
    </style:style>
    <style:style style:name="P26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7.503cm" style:leader-style="dotted" style:leader-text="."/>
        </style:tab-stops>
      </style:paragraph-properties>
    </style:style>
    <style:style style:name="P27" style:family="paragraph" style:parent-style-name="Standard" style:list-style-name="WWNum4">
      <style:paragraph-properties fo:margin-top="0cm" fo:margin-bottom="0cm" style:contextual-spacing="false" fo:line-height="150%">
        <style:tab-stops>
          <style:tab-stop style:position="0.751cm"/>
          <style:tab-stop style:position="1.501cm"/>
          <style:tab-stop style:position="17.503cm" style:leader-style="dotted" style:leader-text="."/>
        </style:tab-stops>
      </style:paragraph-properties>
    </style:style>
    <style:style style:name="P28" style:family="paragraph" style:parent-style-name="Standard" style:list-style-name="WWNum4">
      <style:paragraph-properties fo:margin-top="0cm" fo:margin-bottom="0cm" style:contextual-spacing="false" fo:line-height="150%" fo:text-align="justify" style:justify-single-word="false">
        <style:tab-stops>
          <style:tab-stop style:position="0.751cm"/>
          <style:tab-stop style:position="1.501cm"/>
          <style:tab-stop style:position="17.503cm" style:leader-style="dotted" style:leader-text="."/>
        </style:tab-stops>
      </style:paragraph-properties>
    </style:style>
    <style:style style:name="P29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style:font-name="Arial" style:rfc-language-tag="es-ES-u-co-trad" fo:language="es" fo:country="ES" style:font-name-asian="Times New Roman" style:language-asian="ko" style:country-asian="KR" style:font-name-complex="Arial1"/>
    </style:style>
    <style:style style:name="P30" style:family="paragraph" style:parent-style-name="Standard" style:list-style-name="WWNum4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style:font-name="Arial" style:rfc-language-tag="es-ES-u-co-trad" fo:language="es" fo:country="ES" style:font-name-asian="Times New Roman" style:language-asian="ko" style:country-asian="KR" style:font-name-complex="Arial1"/>
    </style:style>
    <style:style style:name="P31" style:family="paragraph" style:parent-style-name="Standard" style:list-style-name="WWNum4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style:font-name="Arial" style:rfc-language-tag="es-ES-u-co-trad" fo:language="es" fo:country="ES" officeooo:paragraph-rsid="0012b0c7" style:font-name-asian="Times New Roman" style:language-asian="ko" style:country-asian="KR" style:font-name-complex="Arial1"/>
    </style:style>
    <style:style style:name="P32" style:family="paragraph" style:parent-style-name="Standard" style:list-style-name="WWNum4">
      <style:paragraph-properties fo:margin-top="0cm" fo:margin-bottom="0cm" style:contextual-spacing="false" fo:line-height="10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style:font-name="Arial" style:rfc-language-tag="es-ES-u-co-trad" fo:language="es" fo:country="ES" style:font-name-asian="Times New Roman" style:language-asian="ko" style:country-asian="KR" style:font-name-complex="Arial1"/>
    </style:style>
    <style:style style:name="P33" style:family="paragraph" style:parent-style-name="Standard" style:list-style-name="WWNum4">
      <style:paragraph-properties fo:margin-top="0cm" fo:margin-bottom="0cm" style:contextual-spacing="false" fo:line-height="10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style:font-name="Arial" style:rfc-language-tag="es-ES-u-co-trad" fo:language="es" fo:country="ES" officeooo:paragraph-rsid="000fc236" style:font-name-asian="Times New Roman" style:language-asian="ko" style:country-asian="KR" style:font-name-complex="Arial1"/>
    </style:style>
    <style:style style:name="P34" style:family="paragraph" style:parent-style-name="Standard">
      <style:paragraph-properties fo:margin-top="0cm" fo:margin-bottom="0cm" style:contextual-spacing="false" fo:line-height="10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style:font-name="Arial" style:rfc-language-tag="es-ES-u-co-trad" fo:language="es" fo:country="ES" fo:font-weight="bold" officeooo:rsid="0010ef23" officeooo:paragraph-rsid="0010ef23" style:font-name-asian="Times New Roman" style:language-asian="ko" style:country-asian="KR" style:font-weight-asian="bold" style:font-name-complex="Arial1" style:font-weight-complex="bold"/>
    </style:style>
    <style:style style:name="P35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style:font-name="Arial" style:rfc-language-tag="es-ES-u-co-trad" fo:language="es" fo:country="ES" fo:font-weight="bold" officeooo:rsid="0012b0c7" officeooo:paragraph-rsid="0012b0c7" style:font-name-asian="Times New Roman" style:language-asian="ko" style:country-asian="KR" style:font-weight-asian="bold" style:font-name-complex="Arial1" style:font-weight-complex="bold"/>
    </style:style>
    <style:style style:name="P36" style:family="paragraph" style:parent-style-name="Standard" style:list-style-name="WWNum4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style:font-name="Arial" style:rfc-language-tag="es-ES-u-co-trad" fo:language="es" fo:country="ES" fo:font-weight="bold" officeooo:paragraph-rsid="0012b0c7" style:font-name-asian="Times New Roman" style:language-asian="ko" style:country-asian="KR" style:font-weight-asian="bold" style:font-name-complex="Arial1" style:font-weight-complex="bold"/>
    </style:style>
    <style:style style:name="P37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style:font-name="Arial" style:rfc-language-tag="es-ES-u-co-trad" fo:language="es" fo:country="ES" fo:font-weight="bold" style:font-name-asian="Times New Roman" style:language-asian="ko" style:country-asian="KR" style:font-weight-asian="bold" style:font-name-complex="Arial1" style:font-weight-complex="bold"/>
    </style:style>
    <style:style style:name="P38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style:font-name="Arial" style:rfc-language-tag="es-ES-u-co-trad" fo:language="es" fo:country="ES" fo:font-weight="bold" officeooo:rsid="00132436" officeooo:paragraph-rsid="00132436" style:font-name-asian="Times New Roman" style:language-asian="ko" style:country-asian="KR" style:font-weight-asian="bold" style:font-name-complex="Arial1" style:font-weight-complex="bold"/>
    </style:style>
    <style:style style:name="P39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style:font-name="Arial" style:rfc-language-tag="es-ES-u-co-trad" fo:language="es" fo:country="ES" fo:font-weight="bold" officeooo:rsid="00141724" officeooo:paragraph-rsid="00141724" style:font-name-asian="Times New Roman" style:language-asian="ko" style:country-asian="KR" style:font-weight-asian="bold" style:font-name-complex="Arial1" style:font-weight-complex="bold"/>
    </style:style>
    <style:style style:name="P40" style:family="paragraph" style:parent-style-name="Standard" style:list-style-name="WWNum4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fo:color="#c9211e" loext:opacity="100%"/>
    </style:style>
    <style:style style:name="P41" style:family="paragraph" style:parent-style-name="Standard" style:list-style-name="WWNum6">
      <style:paragraph-properties fo:margin-top="0cm" fo:margin-bottom="0cm" style:contextual-spacing="false" fo:line-height="100%">
        <style:tab-stops>
          <style:tab-stop style:position="0.751cm"/>
          <style:tab-stop style:position="1.501cm"/>
          <style:tab-stop style:position="3cm"/>
          <style:tab-stop style:position="17.503cm" style:leader-style="dotted" style:leader-text="."/>
        </style:tab-stops>
      </style:paragraph-properties>
    </style:style>
    <style:style style:name="P42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.752cm"/>
          <style:tab-stop style:position="17.503cm" style:leader-style="dotted" style:leader-text="."/>
        </style:tab-stops>
      </style:paragraph-properties>
      <style:text-properties officeooo:rsid="001ce506" officeooo:paragraph-rsid="001ce506"/>
    </style:style>
    <style:style style:name="P43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6.503cm" style:leader-style="dotted" style:leader-text="."/>
          <style:tab-stop style:position="17.503cm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44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7.503cm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45" style:family="paragraph" style:parent-style-name="Standard" style:list-style-name="WWNum4">
      <style:paragraph-properties fo:margin-top="0cm" fo:margin-bottom="0cm" style:contextual-spacing="false" fo:line-height="150%">
        <style:tab-stops>
          <style:tab-stop style:position="0.751cm"/>
          <style:tab-stop style:position="17.503cm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P46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7.503cm" style:leader-style="dotted" style:leader-text="."/>
        </style:tab-stops>
      </style:paragraph-properties>
      <style:text-properties fo:font-weight="bold" officeooo:rsid="001ed4a2" officeooo:paragraph-rsid="001ed4a2" style:font-weight-asian="bold" style:font-weight-complex="bold"/>
    </style:style>
    <style:style style:name="P47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7.503cm" style:leader-style="dotted" style:leader-text="."/>
        </style:tab-stops>
      </style:paragraph-properties>
      <style:text-properties fo:font-weight="bold" officeooo:rsid="00281248" officeooo:paragraph-rsid="00281248" style:font-weight-asian="bold" style:font-weight-complex="bold"/>
    </style:style>
    <style:style style:name="P48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7.503cm" style:leader-style="dotted" style:leader-text="."/>
        </style:tab-stops>
      </style:paragraph-properties>
      <style:text-properties fo:font-weight="bold" officeooo:rsid="002a0950" officeooo:paragraph-rsid="002a0950" style:font-weight-asian="bold" style:font-weight-complex="bold"/>
    </style:style>
    <style:style style:name="P49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7.503cm" style:leader-style="dotted" style:leader-text="."/>
        </style:tab-stops>
      </style:paragraph-properties>
      <style:text-properties fo:font-weight="bold" officeooo:rsid="002a3992" officeooo:paragraph-rsid="002a3992" style:font-weight-asian="bold" style:font-weight-complex="bold"/>
    </style:style>
    <style:style style:name="P50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7.503cm" style:leader-style="dotted" style:leader-text="."/>
        </style:tab-stops>
      </style:paragraph-properties>
      <style:text-properties fo:font-weight="bold" officeooo:rsid="002dae3c" officeooo:paragraph-rsid="002dae3c" style:font-weight-asian="bold" style:font-weight-complex="bold"/>
    </style:style>
    <style:style style:name="P51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7.503cm" style:leader-style="dotted" style:leader-text="."/>
        </style:tab-stops>
      </style:paragraph-properties>
      <style:text-properties fo:font-weight="bold" officeooo:rsid="00311212" officeooo:paragraph-rsid="00311212" style:font-weight-asian="bold" style:font-weight-complex="bold"/>
    </style:style>
    <style:style style:name="P52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7.503cm" style:leader-style="dotted" style:leader-text="."/>
        </style:tab-stops>
      </style:paragraph-properties>
      <style:text-properties officeooo:rsid="00281248" officeooo:paragraph-rsid="00281248"/>
    </style:style>
    <style:style style:name="P53" style:family="paragraph" style:parent-style-name="Standard">
      <style:paragraph-properties fo:margin-top="0cm" fo:margin-bottom="0cm" style:contextual-spacing="false" fo:line-height="150%">
        <style:tab-stops>
          <style:tab-stop style:position="0.751cm"/>
          <style:tab-stop style:position="17.503cm" style:leader-style="dotted" style:leader-text="."/>
        </style:tab-stops>
      </style:paragraph-properties>
      <style:text-properties officeooo:rsid="00311212" officeooo:paragraph-rsid="00311212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rfc-language-tag="es-ES-u-co-trad" fo:language="es" fo:country="ES"/>
    </style:style>
    <style:style style:name="T4" style:family="text">
      <style:text-properties style:rfc-language-tag="es-ES-u-co-trad" fo:language="es" fo:country="ES" fo:font-weight="bold" style:font-weight-asian="bold"/>
    </style:style>
    <style:style style:name="T5" style:family="text">
      <style:text-properties style:font-name="Arial" style:rfc-language-tag="es-ES-u-co-trad" fo:language="es" fo:country="ES" fo:font-weight="bold" style:font-name-asian="Times New Roman" style:language-asian="ko" style:country-asian="KR" style:font-weight-asian="bold" style:font-name-complex="Arial1"/>
    </style:style>
    <style:style style:name="T6" style:family="text">
      <style:text-properties style:font-name="Arial" style:rfc-language-tag="es-ES-u-co-trad" fo:language="es" fo:country="ES" style:font-name-asian="Times New Roman" style:language-asian="ko" style:country-asian="KR" style:font-name-complex="Arial1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lor="#c9211e" loext:opacity="100%"/>
    </style:style>
    <style:style style:name="T10" style:family="text">
      <style:text-properties fo:color="#c9211e" loext:opacity="100%" style:rfc-language-tag="es-ES-u-co-trad" fo:language="es" fo:country="ES"/>
    </style:style>
    <style:style style:name="T11" style:family="text">
      <style:text-properties fo:color="#c9211e" loext:opacity="100%" style:rfc-language-tag="es-ES-u-co-trad" fo:language="es" fo:country="ES" fo:font-weight="bold" style:font-weight-asian="bold"/>
    </style:style>
    <style:style style:name="T12" style:family="text">
      <style:text-properties officeooo:rsid="001ae7da"/>
    </style:style>
    <style:style style:name="T13" style:family="text">
      <style:text-properties officeooo:rsid="001ce506"/>
    </style:style>
    <style:style style:name="T14" style:family="text">
      <style:text-properties officeooo:rsid="00208ae4"/>
    </style:style>
    <style:style style:name="T15" style:family="text">
      <style:text-properties officeooo:rsid="002a39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list xml:id="list3592137373" text:style-name="WWNum4">
        <text:list-item>
          <text:p text:style-name="P16">Recupere el último comando ejecutado.</text:p>
        </text:list-item>
      </text:list>
      <text:p text:style-name="P9"><text:span text:style-name="T14">h</text:span>istory 1 o !!</text:p>
      <text:list xml:id="list215710633762262" text:continue-numbering="true" text:style-name="WWNum4">
        <text:list-item>
          <text:p text:style-name="P21"><text:span text:style-name="T3">Guarde en </text:span><text:span text:style-name="T5">~/comandos.old</text:span><text:span text:style-name="T6"> <text:s/>el histórico de comandos.</text:span></text:p>
        </text:list-item>
      </text:list>
      <text:p text:style-name="P29">history &gt;&gt; ~/comandos.old</text:p>
      <text:list xml:id="list215711284249420" text:continue-numbering="true" text:style-name="WWNum4">
        <text:list-item>
          <text:p text:style-name="P30">¿Qué tipo de ruta son las siguientes (relativa – absoluta)?</text:p>
          <text:list>
            <text:list-item>
              <text:p text:style-name="P32">/home/ana/.clave.txt</text:p>
            </text:list-item>
            <text:list-item>
              <text:p text:style-name="P32"><text:s/>~/.informe1.txt</text:p>
            </text:list-item>
            <text:list-item>
              <text:p text:style-name="P32">/etc/passwd</text:p>
            </text:list-item>
            <text:list-item>
              <text:p text:style-name="P32">../../notas/doc1.doc</text:p>
            </text:list-item>
            <text:list-item>
              <text:p text:style-name="P32">./ventas/otros.txt</text:p>
            </text:list-item>
            <text:list-item>
              <text:p text:style-name="P32">../home</text:p>
            </text:list-item>
            <text:list-item>
              <text:p text:style-name="P33">observacion_1.txt</text:p>
            </text:list-item>
          </text:list>
        </text:list-item>
      </text:list>
      <text:p text:style-name="P15"/>
      <text:p text:style-name="P34">las que empiezan por / absolutas, las dem<text:span text:style-name="T7">ás relativas.</text:span></text:p>
      <text:p text:style-name="P15"/>
      <text:p text:style-name="P15"/>
      <text:list xml:id="list215710244050400" text:continue-numbering="true" text:style-name="WWNum4">
        <text:list-item>
          <text:p text:style-name="P30"><text:s/>Ver ¿En qué directorio se encuentra?</text:p>
        </text:list-item>
      </text:list>
      <text:p text:style-name="P35">pwd</text:p>
      <text:list xml:id="list215710443212555" text:continue-numbering="true" text:style-name="WWNum4">
        <text:list-item>
          <text:p text:style-name="P31">Posicionarse en /usr/share/doc con ruta relativa</text:p>
          <text:p text:style-name="P36">cd ../../usr/share/doc</text:p>
        </text:list-item>
        <text:list-item>
          <text:p text:style-name="P31">Vaya al directorio padre con ruta relativa </text:p>
        </text:list-item>
      </text:list>
      <text:p text:style-name="P38">cd ..</text:p>
      <text:list xml:id="list215710085549321" text:continue-numbering="true" text:style-name="WWNum4">
        <text:list-item>
          <text:p text:style-name="P30">Regrese a su directorio con ruta absoluta</text:p>
        </text:list-item>
      </text:list>
      <text:p text:style-name="P38">cd /<text:span text:style-name="T8">home/felipe</text:span></text:p>
      <text:list xml:id="list215710376118908" text:continue-numbering="true" text:style-name="WWNum4">
        <text:list-item>
          <text:p text:style-name="P30">Regrese al último directorio en que estuvo </text:p>
        </text:list-item>
      </text:list>
      <text:p text:style-name="P38">cd – o cd $OLDPWD</text:p>
      <text:list xml:id="list215710862461553" text:continue-numbering="true" text:style-name="WWNum4">
        <text:list-item>
          <text:p text:style-name="P30">Regrese a su home </text:p>
        </text:list-item>
      </text:list>
      <text:p text:style-name="P38">cd ~</text:p>
      <text:list xml:id="list215711171498376" text:continue-numbering="true" text:style-name="WWNum4">
        <text:list-item>
          <text:p text:style-name="P30">Visualice de forma detallada el contenido del directorio /usr sin cambiar de directorio.</text:p>
        </text:list-item>
      </text:list>
      <text:p text:style-name="P39">ls -l /usr/</text:p>
      <text:list xml:id="list215711067040992" text:continue-numbering="true" text:style-name="WWNum4">
        <text:list-item>
          <text:p text:style-name="P30">Visualice el árbol de directorios contenidos en /var sin cambiar de directorio.</text:p>
        </text:list-item>
      </text:list>
      <text:p text:style-name="P37">ls -lR /var/</text:p>
      <text:list xml:id="list215711649270127" text:continue-numbering="true" text:style-name="WWNum4">
        <text:list-item>
          <text:p text:style-name="P30">Visualice la información de permisos del directorio /home sin entrar en ellos.</text:p>
        </text:list-item>
      </text:list>
      <text:p text:style-name="P39">ls -l /home</text:p>
      <text:list xml:id="list215710415447949" text:continue-numbering="true" text:style-name="WWNum4">
        <text:list-item>
          <text:p text:style-name="P16">Se desea que todos los ficheros que se crearán tengan por defecto los permisos rw-r----- </text:p>
        </text:list-item>
      </text:list>
      <text:p text:style-name="P20"/>
      <text:p text:style-name="P19">umask 02<text:span text:style-name="T12">6</text:span></text:p>
      <text:list xml:id="list215711145028191" text:continue-numbering="true" text:style-name="WWNum4">
        <text:list-item>
          <text:p text:style-name="P21"><text:span text:style-name="T3">Crear el directorio </text:span><text:span text:style-name="T4">docperso</text:span><text:span text:style-name="T3">, asignarle el permiso 700 y dentro de él crear los ficheros </text:span><text:span text:style-name="T4">fich1 fich2 y fich3</text:span></text:p>
        </text:list-item>
      </text:list>
      <text:p text:style-name="P17">mkdir docperso</text:p>
      <text:p text:style-name="P17"><text:soft-page-break/>chmod 700 docperso/</text:p>
      <text:p text:style-name="P17">touch docperso/{fich1,fich2,fich3}</text:p>
      <text:p text:style-name="P17"/>
      <text:list xml:id="list215710985816707" text:continue-numbering="true" text:style-name="WWNum4">
        <text:list-item>
          <text:p text:style-name="P21"><text:span text:style-name="T3">Añadir vuestro nombre con una variable de entorno y sin editar, a </text:span><text:span text:style-name="T4">fich1</text:span></text:p>
        </text:list-item>
      </text:list>
      <text:p text:style-name="P17">echo $USER &gt;&gt; docperso/fich1</text:p>
      <text:p text:style-name="P17"/>
      <text:list xml:id="list215711190083393" text:continue-numbering="true" text:style-name="WWNum4">
        <text:list-item>
          <text:p text:style-name="P21"><text:span text:style-name="T3">Verificar los permisos de los ficheros </text:span><text:span text:style-name="T4">fich1, fich2 y fich3</text:span><text:span text:style-name="T3">, visualizar que tipos de ficheros son y cuando fueron modificados por última vez.</text:span></text:p>
        </text:list-item>
      </text:list>
      <text:p text:style-name="P5">ls -l docperso/{fich1,fich2,fich3}</text:p>
      <text:p text:style-name="P12"/>
      <text:list xml:id="list215710096998225" text:continue-numbering="true" text:style-name="WWNum4">
        <text:list-item>
          <text:p text:style-name="P21"><text:span text:style-name="T3"><text:s/>Crear un acceso directo a </text:span><text:span text:style-name="T4">fich1</text:span><text:span text:style-name="T3"> en vuestro home y visualizar sus permisos.</text:span></text:p>
        </text:list-item>
      </text:list>
      <text:p text:style-name="P12"/>
      <text:list xml:id="list215712160013134" text:continue-numbering="true" text:style-name="WWNum4">
        <text:list-item>
          <text:p text:style-name="P21"><text:span text:style-name="T3">Crear un hard link a </text:span><text:span text:style-name="T4">fich1 </text:span><text:span text:style-name="T3">en vuestro home, con el nombre de </text:span><text:span text:style-name="T4">fichero1.fich1 </text:span></text:p>
        </text:list-item>
      </text:list>
      <text:p text:style-name="P12"><text:span text:style-name="T4"/></text:p>
      <text:list xml:id="list215710194722010" text:continue-numbering="true" text:style-name="WWNum4">
        <text:list-item>
          <text:p text:style-name="P21"><text:span text:style-name="T3">Buscar en que ruta se encuentra el fichero binario </text:span><text:span text:style-name="T4">passwd</text:span><text:span text:style-name="T3"> </text:span></text:p>
        </text:list-item>
        <text:list-item>
          <text:p text:style-name="P21"><text:span text:style-name="T3">Buscar en que ruta se encuentra el comando </text:span><text:span text:style-name="T4">id</text:span><text:span text:style-name="T3"> </text:span></text:p>
        </text:list-item>
        <text:list-item>
          <text:p text:style-name="P21"><text:span text:style-name="T3">Ver la información resumida del comando </text:span><text:span text:style-name="T4">chmod </text:span></text:p>
        </text:list-item>
        <text:list-item>
          <text:p text:style-name="P40"><text:span text:style-name="T3">Buscar en el sistema todos los enlaces duros que tiene el fichero </text:span><text:span text:style-name="T4">fich1</text:span><text:span text:style-name="T3">, descartando posibles errores.</text:span></text:p>
        </text:list-item>
        <text:list-item>
          <text:p text:style-name="P21"><text:span text:style-name="T3">¿Qué permisos tienen los ficheros </text:span><text:span text:style-name="T4">/etc/passwd</text:span><text:span text:style-name="T3"> y </text:span><text:span text:style-name="T4">/etc/shadow</text:span><text:span text:style-name="T3">?</text:span></text:p>
        </text:list-item>
        <text:list-item>
          <text:p text:style-name="P21"><text:span text:style-name="T3">Listar los permisos del directorio </text:span><text:span text:style-name="T4">/tmp</text:span><text:span text:style-name="T3"> </text:span></text:p>
        </text:list-item>
        <text:list-item>
          <text:p text:style-name="P16">Listar los permisos de todos los ficheros ordinarios del sistema que tienen el sticky bit, descartando errores </text:p>
        </text:list-item>
      </text:list>
      <text:p text:style-name="P10">find / -type f -perm -1000 -exec ls -l {} \; 2&gt;/dev/null</text:p>
      <text:list xml:id="list215711346629507" text:continue-numbering="true" text:style-name="WWNum4">
        <text:list-item>
          <text:p text:style-name="P21"><text:span text:style-name="T3">Añadir el fichero </text:span><text:span text:style-name="T4">fich1</text:span><text:span text:style-name="T3"> al final del fichero </text:span><text:span text:style-name="T4">fich2</text:span><text:span text:style-name="T3"> </text:span></text:p>
        </text:list-item>
        <text:list-item>
          <text:p text:style-name="P21"><text:span text:style-name="T10">Comparar los ficheros </text:span><text:span text:style-name="T11">fich1</text:span><text:span text:style-name="T10"> y </text:span><text:span text:style-name="T11">fich2, </text:span><text:span text:style-name="T10">con 2 métodos diferentes.</text:span><text:span text:style-name="T3"> </text:span></text:p>
        </text:list-item>
        <text:list-item>
          <text:p text:style-name="P21"><text:span text:style-name="T3">Comparar los ficheros </text:span><text:span text:style-name="T4">fich1, fich2</text:span><text:span text:style-name="T3"> y </text:span><text:span text:style-name="T4">fich3</text:span><text:span text:style-name="T3"> </text:span></text:p>
        </text:list-item>
        <text:list-item>
          <text:p text:style-name="P21"><text:span text:style-name="T3">¿Cuántos bloques ocupan los ficheros </text:span><text:span text:style-name="T4">/etc/passwd <text:s/>/etc/shadow <text:s/>/etc/group?</text:span></text:p>
        </text:list-item>
        <text:list-item>
          <text:p text:style-name="P16">¿Con qué versión del bash está trabajando? </text:p>
        </text:list-item>
      </text:list>
      <text:p text:style-name="P10">echo $BASH_VERSION</text:p>
      <text:list xml:id="list215711154190142" text:continue-numbering="true" text:style-name="WWNum4">
        <text:list-item>
          <text:p text:style-name="P16">¿Qué fichero contiene los alias definidos? </text:p>
        </text:list-item>
      </text:list>
      <text:p text:style-name="P10">~/.bashrc</text:p>
      <text:list xml:id="list215711068651598" text:continue-numbering="true" text:style-name="WWNum4">
        <text:list-item>
          <text:p text:style-name="P21">¿Con qué cuenta de usuario se conectó? </text:p>
        </text:list-item>
      </text:list>
      <text:p text:style-name="P42"><text:s/><text:span text:style-name="T2">echo $LOGNAME</text:span></text:p>
      <text:list xml:id="list215710926218168" text:continue-numbering="true" text:style-name="WWNum4">
        <text:list-item>
          <text:p text:style-name="P24">¿Quiénes están conectados? </text:p>
        </text:list-item>
      </text:list>
      <text:p text:style-name="P43">who</text:p>
      <text:list xml:id="list215711580617507" text:continue-numbering="true" text:style-name="WWNum4">
        <text:list-item>
          <text:p text:style-name="P24">¿Qué terminales pueden recibir mensajes? </text:p>
        </text:list-item>
      </text:list>
      <text:p text:style-name="P43"><text:soft-page-break/>who -T</text:p>
      <text:list xml:id="list215711720389406" text:continue-numbering="true" text:style-name="WWNum4">
        <text:list-item>
          <text:p text:style-name="P25">Deshabilitar su terminal para recibir mensajes</text:p>
        </text:list-item>
      </text:list>
      <text:p text:style-name="P44">mesg n</text:p>
      <text:list xml:id="list215711308802169" text:continue-numbering="true" text:style-name="WWNum4">
        <text:list-item>
          <text:p text:style-name="P25">Habilitar su terminal para recibir mensajes </text:p>
        </text:list-item>
      </text:list>
      <text:p text:style-name="P44">mesg <text:span text:style-name="T13">y</text:span></text:p>
      <text:list xml:id="list215711552697622" text:continue-numbering="true" text:style-name="WWNum4">
        <text:list-item>
          <text:p text:style-name="P25">¿A qué grupos pertenece? </text:p>
        </text:list-item>
      </text:list>
      <text:p text:style-name="P44">groups</text:p>
      <text:list xml:id="list215711286090978" text:continue-numbering="true" text:style-name="WWNum4">
        <text:list-item>
          <text:p text:style-name="P25">¿Cuál es su número de usuario? </text:p>
          <text:p text:style-name="P45">id -u</text:p>
        </text:list-item>
        <text:list-item>
          <text:p text:style-name="P25">¿Cuál es su nombre de usuario?</text:p>
        </text:list-item>
      </text:list>
      <text:p text:style-name="P46">id- un</text:p>
      <text:list xml:id="list215710479419315" text:continue-numbering="true" text:style-name="WWNum4">
        <text:list-item>
          <text:p text:style-name="P25">Ver su nombre de cuenta a través de la variable de entorno </text:p>
        </text:list-item>
      </text:list>
      <text:p text:style-name="P44">echo $USER</text:p>
      <text:list xml:id="list215711744676073" text:continue-numbering="true" text:style-name="WWNum4">
        <text:list-item>
          <text:p text:style-name="P25">¿Qué nombre tiene su terminal?</text:p>
        </text:list-item>
      </text:list>
      <text:p text:style-name="P44">echo $BASH</text:p>
      <text:list xml:id="list215712115105716" text:continue-numbering="true" text:style-name="WWNum4">
        <text:list-item>
          <text:p text:style-name="P25">Ver la información personal de su cuenta</text:p>
        </text:list-item>
      </text:list>
      <text:p text:style-name="P46">id -a</text:p>
      <text:list xml:id="list215710296480533" text:continue-numbering="true" text:style-name="WWNum4">
        <text:list-item>
          <text:p text:style-name="P25">¿Qué comando ejecuta la calculadora? </text:p>
        </text:list-item>
      </text:list>
      <text:p text:style-name="P46">bc</text:p>
      <text:list xml:id="list215710192129110" text:continue-numbering="true" text:style-name="WWNum4">
        <text:list-item>
          <text:p text:style-name="P25">Ver la fecha y hora del día </text:p>
          <text:p text:style-name="P45">date</text:p>
        </text:list-item>
        <text:list-item>
          <text:p text:style-name="P25">Buscar ayuda al comando <text:s/>ls <text:s/>de 2 formas diferentes</text:p>
        </text:list-item>
      </text:list>
      <text:p text:style-name="P47">info ls</text:p>
      <text:p text:style-name="P47">info ls</text:p>
      <text:p text:style-name="P52"/>
      <text:list xml:id="list215711530011364" text:continue-numbering="true" text:style-name="WWNum4">
        <text:list-item>
          <text:p text:style-name="P25">Limpiar la pantalla </text:p>
        </text:list-item>
      </text:list>
      <text:p text:style-name="P47">clear</text:p>
      <text:p text:style-name="P26"/>
      <text:list xml:id="list215710487220993" text:continue-numbering="true" text:style-name="WWNum4">
        <text:list-item>
          <text:p text:style-name="P25">Realizar el siguiente cálculo: <text:s/>(15+5)*10/2</text:p>
        </text:list-item>
      </text:list>
      <text:p text:style-name="P47">bc</text:p>
      <text:p text:style-name="P26"/>
      <text:list xml:id="list215710848718065" text:continue-numbering="true" text:style-name="WWNum4">
        <text:list-item>
          <text:p text:style-name="P25">Mostrar por pantalla la palabra SALUDO </text:p>
        </text:list-item>
      </text:list>
      <text:p text:style-name="P44">echo SALUDO</text:p>
      <text:p text:style-name="P26"/>
      <text:list xml:id="list215711171751148" text:continue-numbering="true" text:style-name="WWNum4">
        <text:list-item>
          <text:p text:style-name="P25">¿Qué muestra el comando <text:span text:style-name="T1">echo *</text:span>? </text:p>
        </text:list-item>
      </text:list>
      <text:p text:style-name="P47">Todo el contenido del directorio actual</text:p>
      <text:p text:style-name="P52"/>
      <text:list xml:id="list215711456141440" text:continue-numbering="true" text:style-name="WWNum4">
        <text:list-item>
          <text:p text:style-name="P25"><text:soft-page-break/>Ir a la raíz del sistema.</text:p>
        </text:list-item>
      </text:list>
      <text:p text:style-name="P48"><text:span text:style-name="T15">c</text:span>d /</text:p>
      <text:p text:style-name="P26"/>
      <text:list xml:id="list215710936281272" text:continue-numbering="true" text:style-name="WWNum4">
        <text:list-item>
          <text:p text:style-name="P25">Volver a su home.</text:p>
        </text:list-item>
      </text:list>
      <text:p text:style-name="P49">cd ~</text:p>
      <text:p text:style-name="P26"/>
      <text:list xml:id="list215710588228594" text:continue-numbering="true" text:style-name="WWNum4">
        <text:list-item>
          <text:p text:style-name="P25">Intente entrar en el home de un/a compañero/a</text:p>
        </text:list-item>
      </text:list>
      <text:p text:style-name="P50">cd/home/nombredecompañero</text:p>
      <text:p text:style-name="P26"/>
      <text:list xml:id="list215710423320267" text:continue-numbering="true" text:style-name="WWNum4">
        <text:list-item>
          <text:p text:style-name="P25">Mostrar por pantalla cuál fue el último directorio en el que estuvo </text:p>
        </text:list-item>
      </text:list>
      <text:p text:style-name="P44">echo $OLDPWD</text:p>
      <text:p text:style-name="P26"/>
      <text:list xml:id="list215710538923292" text:continue-numbering="true" text:style-name="WWNum4">
        <text:list-item>
          <text:p text:style-name="P25">¿Con qué cuenta está trabajando ahora? </text:p>
        </text:list-item>
      </text:list>
      <text:p text:style-name="P44">whoami</text:p>
      <text:p text:style-name="P26"/>
      <text:list xml:id="list215711330628665" text:continue-numbering="true" text:style-name="WWNum4">
        <text:list-item>
          <text:p text:style-name="P25">Listar el contenido de todos los ficheros .txt que se encuentren el /var y hasta 3 niveles de directorios.</text:p>
        </text:list-item>
      </text:list>
      <text:p text:style-name="P44">find /var -maxdepth 3 -name "*.txt" -exec ls {} \; <text:s/>2&gt;dev&gt;null</text:p>
      <text:p text:style-name="P26"/>
      <text:list xml:id="list215710389721531" text:continue-numbering="true" text:style-name="WWNum4">
        <text:list-item>
          <text:p text:style-name="P25">Listar los permisos que tiene su carpeta personal</text:p>
        </text:list-item>
      </text:list>
      <text:p text:style-name="P44">ls -ld ~</text:p>
      <text:p text:style-name="P26"/>
      <text:list xml:id="list215710869786898" text:continue-numbering="true" text:style-name="WWNum4">
        <text:list-item>
          <text:p text:style-name="P25">Listar los permisos de todos los ficheros .txt que estén vacíos a partir de /var</text:p>
        </text:list-item>
      </text:list>
      <text:p text:style-name="P26"><text:span text:style-name="T2">find /var -empty -name "*.txt" -exec ls {} \; 2&gt;/dev/null</text:span> </text:p>
      <text:p text:style-name="P26"/>
      <text:list xml:id="list215711407878723" text:continue-numbering="true" text:style-name="WWNum4">
        <text:list-item>
          <text:p text:style-name="P25">¿Qué cantidad de ficheros ordinarios vacíos hay en su home?</text:p>
        </text:list-item>
      </text:list>
      <text:p text:style-name="P51">find ~/ <text:span text:style-name="T9">-maxdepth 1</text:span> -type f -empty | wc -l</text:p>
      <text:p text:style-name="P53"/>
      <text:list xml:id="list215710664413661" text:continue-numbering="true" text:style-name="WWNum4">
        <text:list-item>
          <text:p text:style-name="P25">¿Qué cantidad de directorios tiene en su home? </text:p>
        </text:list-item>
      </text:list>
      <text:p text:style-name="P44">find ~/ -maxdepth 1 -type d | wc -l</text:p>
      <text:p text:style-name="P26"/>
      <text:list xml:id="list215710153207491" text:continue-numbering="true" text:style-name="WWNum4">
        <text:list-item>
          <text:p text:style-name="P25">¿Cuántos ficheros ordinarios tienen menos de 100 bytes sin contar los vacíos?</text:p>
        </text:list-item>
      </text:list>
      <text:p text:style-name="P44">find ~/ -maxdepth 1 -type f -size -<text:span text:style-name="T9">100c </text:span>! -empty | wc -l</text:p>
      <text:p text:style-name="P26"/>
      <text:list xml:id="list215710299366333" text:continue-numbering="true" text:style-name="WWNum4">
        <text:list-item>
          <text:p text:style-name="P25">¿Cuántos directorios hay en /etc?</text:p>
        </text:list-item>
      </text:list>
      <text:p text:style-name="P44">find /etc -type d 2&gt;/dev/null | wc -l</text:p>
      <text:p text:style-name="P26"/>
      <text:p text:style-name="P26"><text:soft-page-break/></text:p>
      <text:list xml:id="list215710974757512" text:continue-numbering="true" text:style-name="WWNum4">
        <text:list-item>
          <text:p text:style-name="P25">¿Cuántas entradas hay que tengan 5 caracteres, solo en la raíz?</text:p>
        </text:list-item>
        <text:list-item>
          <text:p text:style-name="P25">¿Cuántas entradas hay que tengan al menos 4 caracteres, solo en la raíz?</text:p>
        </text:list-item>
        <text:list-item>
          <text:p text:style-name="P25">Mostrar la cantidad de líneas que tienen los ficheros ordinarios, no vacíos y de menos de 5k, solo del directorio /lib.</text:p>
        </text:list-item>
        <text:list-item>
          <text:p text:style-name="P25">¿Cuántas entradas hay, solo, en la raíz que empiecen con vocal?</text:p>
        </text:list-item>
        <text:list-item>
          <text:p text:style-name="P25">¿Cuántas entradas hay, solo, en la raíz que contengan un punto en su nombre?</text:p>
        </text:list-item>
        <text:list-item>
          <text:p text:style-name="P25">Mostrar del directorio actual el nº de inodo más alto</text:p>
        </text:list-item>
        <text:list-item>
          <text:p text:style-name="P25">Mostrar del directorio actual el nº de inodo más bajo</text:p>
        </text:list-item>
        <text:list-item>
          <text:p text:style-name="P25">Listar la primera línea de todos los ficheros ordinarios, no vacíos del directorio actual y sus subdirectorios <text:tab/></text:p>
        </text:list-item>
        <text:list-item>
          <text:p text:style-name="P25">Listar todas las entradas de /lib, que tengan un número en su nombre, sin entrar en los directorios.</text:p>
        </text:list-item>
        <text:list-item>
          <text:p text:style-name="P25">Recuperar el último comando ejecutado </text:p>
        </text:list-item>
        <text:list-item>
          <text:p text:style-name="P25">Recuperar los últimos 10 comandos ejecutados y guardarlos en el fichero <text:span text:style-name="T1">ultimos.10.cmd</text:span>, a la vez que se visualiza.</text:p>
        </text:list-item>
        <text:list-item>
          <text:p text:style-name="P25">Guardar el histórico de comandos en el fichero <text:span text:style-name="T1">todos.cmd </text:span></text:p>
        </text:list-item>
        <text:list-item>
          <text:p text:style-name="P25">Añadir una línea de puntos al fichero <text:span text:style-name="T1">todos.cmd</text:span> sin editar</text:p>
        </text:list-item>
        <text:list-item>
          <text:p text:style-name="P25">Enviar un correo al usuario <text:span text:style-name="T1">profe</text:span> con vuestro nombre </text:p>
        </text:list-item>
        <text:list-item>
          <text:p text:style-name="P25">Ver el correo </text:p>
        </text:list-item>
        <text:list-item>
          <text:p text:style-name="P25">Eliminar el 1º correo recibido </text:p>
        </text:list-item>
        <text:list-item>
          <text:p text:style-name="P25">Visualizar el último correo recibido </text:p>
        </text:list-item>
        <text:list-item>
          <text:p text:style-name="P25">¿Qué fichero contiene los correos recibidos leídos (incluir ruta)?</text:p>
        </text:list-item>
        <text:list-item>
          <text:p text:style-name="P25">¿Qué fichero contiene el correo entrante (incluir ruta)?</text:p>
        </text:list-item>
        <text:list-item>
          <text:p text:style-name="P25">¿Qué fichero guarda los comandos ejecutados?</text:p>
        </text:list-item>
        <text:list-item>
          <text:p text:style-name="P25">Ver los alias instalados según el fichero correspondiente </text:p>
        </text:list-item>
        <text:list-item>
          <text:p text:style-name="P25">Visualizar los alias instalados </text:p>
        </text:list-item>
        <text:list-item>
          <text:p text:style-name="P25">¿En que fichero se guardan los alias instalados?</text:p>
        </text:list-item>
        <text:list-item>
          <text:p text:style-name="P25">Enviar a todos los usuarios conectados, un mensaje </text:p>
        </text:list-item>
        <text:list-item>
          <text:p text:style-name="P25">¿Cuál es el último usuario conectado?</text:p>
        </text:list-item>
        <text:list-item>
          <text:p text:style-name="P25">¿Cuál es el último nº de grupo que se dio de alta?</text:p>
        </text:list-item>
        <text:list-item>
          <text:p text:style-name="P25">¿Cuántos grupos registrados hay?</text:p>
        </text:list-item>
        <text:list-item>
          <text:p text:style-name="P25">¿Cuántos usuarios registrados hay?</text:p>
        </text:list-item>
        <text:list-item>
          <text:p text:style-name="P25">¿Cuántos usuarios registrados utilizan el /bin/bash?</text:p>
        </text:list-item>
        <text:list-item>
          <text:p text:style-name="P25">¿Cuántos usuarios registrados no tienen permiso para abrir una consola?</text:p>
        </text:list-item>
        <text:list-item>
          <text:p text:style-name="P27">¿Cuántos usuarios registrados tienen nombres de más de 5 caracteres? </text:p>
        </text:list-item>
        <text:list-item>
          <text:p text:style-name="P27">¿Cuál es el nº de usuario registrado más alto?</text:p>
        </text:list-item>
        <text:list-item>
          <text:p text:style-name="P27"><text:soft-page-break/>¿Con qué combinación de teclas se finaliza un correo?</text:p>
        </text:list-item>
        <text:list-item>
          <text:p text:style-name="P27">¿Con qué secuencias de teclas se sale grabando del editor <text:span text:style-name="T1">vi</text:span>?</text:p>
        </text:list-item>
        <text:list-item>
          <text:p text:style-name="P27">Crear el directorio <text:span text:style-name="T1">papa</text:span> y dentro de éste <text:span text:style-name="T1">hijo</text:span> y dentro de éste <text:span text:style-name="T1">nieto</text:span> en un solo comando </text:p>
        </text:list-item>
        <text:list-item>
          <text:p text:style-name="P27">Listar el contenido del directorio <text:span text:style-name="T1">papa</text:span> </text:p>
        </text:list-item>
        <text:list-item>
          <text:p text:style-name="P27">Listar los permisos, solo, del directorio <text:span text:style-name="T1">papa</text:span></text:p>
        </text:list-item>
        <text:list-item>
          <text:p text:style-name="P27">Eliminar el directorio <text:span text:style-name="T1">nieto</text:span> desde su home </text:p>
        </text:list-item>
        <text:list-item>
          <text:p text:style-name="P27">Eliminar el directorio <text:span text:style-name="T1">papa</text:span> y sus subdirectorios sabiendo que contiene ficheros </text:p>
        </text:list-item>
        <text:list-item>
          <text:p text:style-name="P27">Eliminar todos los ficheros vacíos del directorio actual en un solo comando </text:p>
        </text:list-item>
        <text:list-item>
          <text:p text:style-name="P27">Crear una copia de todos los ficheros ordinarios que comiencen con <text:span text:style-name="T1">e</text:span> ó <text:span text:style-name="T1">E</text:span> al directorio /tmp </text:p>
        </text:list-item>
        <text:list-item>
          <text:p text:style-name="P27">Crear el fichero <text:span text:style-name="T1">orden.conectados</text:span> con una lista de usuarios conectados ordenados por <text:s/>usuario</text:p>
        </text:list-item>
        <text:list-item>
          <text:p text:style-name="P27">Renombrar el directorio <text:span text:style-name="T1">compras</text:span> por <text:span text:style-name="T1">COM-21</text:span> </text:p>
        </text:list-item>
        <text:list-item>
          <text:p text:style-name="P27">Ocultar el fichero <text:span text:style-name="T1">personal</text:span> </text:p>
        </text:list-item>
        <text:list-item>
          <text:p text:style-name="P27">Cambiar el nombre al fichero <text:span text:style-name="T1">empresa</text:span> por <text:span text:style-name="T1">compania</text:span> </text:p>
        </text:list-item>
        <text:list-item>
          <text:p text:style-name="P27">Cambiar la fecha de modificación del fichero <text:span text:style-name="T1">envases</text:span> con la fecha del sistema </text:p>
        </text:list-item>
        <text:list-item>
          <text:p text:style-name="P27">Cambiar la fecha de modificación del fichero <text:span text:style-name="T1">productos</text:span> con la fecha del fichero <text:span text:style-name="T1">envases </text:span></text:p>
        </text:list-item>
        <text:list-item>
          <text:p text:style-name="P27">Cambiar la fecha de modificación del fichero <text:span text:style-name="T1">producto</text:span> con la fecha del sistema, pero si el fichero NO existe no se debe crear</text:p>
        </text:list-item>
        <text:list-item>
          <text:p text:style-name="P27">¿Qué tipo de ficheros son las entradas vacías, de su home, hasta el nivel 2? </text:p>
        </text:list-item>
        <text:list-item>
          <text:p text:style-name="P27">Ver la máscara del sistema </text:p>
        </text:list-item>
        <text:list-item>
          <text:p text:style-name="P27">Cambiar la máscara del sistema, todos los permisos para el usuario propietario, a su grupo solo lectura y ningún permiso para los demás grupos.</text:p>
        </text:list-item>
        <text:list-item>
          <text:p text:style-name="P27">Agregar el sticky bit al directorio /tmp </text:p>
        </text:list-item>
        <text:list-item>
          <text:p text:style-name="P27">Agregar el SUID al programa <text:span text:style-name="T1">juegos.sh</text:span> </text:p>
        </text:list-item>
        <text:list-item>
          <text:p text:style-name="P27">Agregar el GUID al programa <text:span text:style-name="T1">games.sh</text:span> </text:p>
        </text:list-item>
        <text:list-item>
          <text:p text:style-name="P27">Quitar el sticky bit al directorio ~/<text:span text:style-name="T1">nuestro</text:span> </text:p>
        </text:list-item>
        <text:list-item>
          <text:p text:style-name="P27">Quitar el SUID y SGID al programa <text:span text:style-name="T1">./mio.sh</text:span> </text:p>
        </text:list-item>
        <text:list-item>
          <text:p text:style-name="P27">Agregar los permisos de ejecución al programa <text:span text:style-name="T1">nuevo.sh</text:span> </text:p>
        </text:list-item>
        <text:list-item>
          <text:p text:style-name="P27">Quitar los permisos de ejecución al programa <text:span text:style-name="T1">viejo.sh</text:span> </text:p>
        </text:list-item>
        <text:list-item>
          <text:p text:style-name="P27"><text:s/>Cambiar los siguientes permisos al directorio <text:span text:style-name="T1">maestros </text:span>en forma octal rwxrwsrwT </text:p>
        </text:list-item>
        <text:list-item>
          <text:p text:style-name="P27">Cambiar a permisos 640 en formato simbólico sobre el fichero<text:span text:style-name="T1"> fabricantes</text:span> </text:p>
        </text:list-item>
        <text:list-item>
          <text:p text:style-name="P27">Ver la variable de entorno del prompt</text:p>
        </text:list-item>
        <text:list-item>
          <text:p text:style-name="P27">Ver las variables de entorno</text:p>
        </text:list-item>
        <text:list-item>
          <text:p text:style-name="P27">Ver las variables de entorno de:</text:p>
        </text:list-item>
      </text:list>
      <text:list xml:id="list3462991176" text:style-name="WWNum6">
        <text:list-item>
          <text:p text:style-name="P41"><text:soft-page-break/>Nombre del equipo</text:p>
        </text:list-item>
        <text:list-item>
          <text:p text:style-name="P41">Nombre de usuario </text:p>
        </text:list-item>
        <text:list-item>
          <text:p text:style-name="P41">Versión del bash </text:p>
        </text:list-item>
        <text:list-item>
          <text:p text:style-name="P41">Tipo de máquina </text:p>
        </text:list-item>
        <text:list-item>
          <text:p text:style-name="P41">Carpeta personal del usuario</text:p>
        </text:list-item>
        <text:list-item>
          <text:p text:style-name="P41">Intérprete de comandos que se está ejecutando</text:p>
        </text:list-item>
        <text:list-item>
          <text:p text:style-name="P41">Último directorio de posicionamiento </text:p>
        </text:list-item>
        <text:list-item>
          <text:p text:style-name="P41">Directorio de trabajo </text:p>
        </text:list-item>
      </text:list>
      <text:list xml:id="list215711781023750" text:continue-list="list215710974757512" text:style-name="WWNum4">
        <text:list-item>
          <text:p text:style-name="P27">Ver los alias instalados </text:p>
        </text:list-item>
        <text:list-item>
          <text:p text:style-name="P27">Abrir la calculadora </text:p>
        </text:list-item>
        <text:list-item>
          <text:p text:style-name="P27">¿Con qué combinación de teclas se cierra la calculadora?</text:p>
        </text:list-item>
        <text:list-item>
          <text:p text:style-name="P27">¿Con qué combinación de teclas se graba y sale del editor vi </text:p>
        </text:list-item>
        <text:list-item>
          <text:p text:style-name="P27">Crear el fichero <text:span text:style-name="T1">fich1.txt</text:span> en forma interactiva </text:p>
        </text:list-item>
        <text:list-item>
          <text:p text:style-name="P27">¿Con qué combinación de teclas se finaliza el punto anterior?</text:p>
        </text:list-item>
        <text:list-item>
          <text:p text:style-name="P27">Ver el correo</text:p>
        </text:list-item>
        <text:list-item>
          <text:p text:style-name="P27">Dentro del correo, eliminar el mensaje nº 5 </text:p>
        </text:list-item>
        <text:list-item>
          <text:p text:style-name="P27">¿Con qué techa se sale del correo? </text:p>
        </text:list-item>
        <text:list-item>
          <text:p text:style-name="P27">¿Cambiar la fecha del fichero <text:span text:style-name="T1">fich1.txt</text:span> con la fecha del sistema</text:p>
        </text:list-item>
        <text:list-item>
          <text:p text:style-name="P27">Copiar todos los ficheros <text:span text:style-name="T1">txt</text:span> <text:s/>al directorio ~/copias/ </text:p>
        </text:list-item>
        <text:list-item>
          <text:p text:style-name="P27">Renombrar el directorio ~/copias por backup </text:p>
        </text:list-item>
        <text:list-item>
          <text:p text:style-name="P27">Ocultar el fichero <text:span text:style-name="T1">fich1.txt</text:span> </text:p>
        </text:list-item>
        <text:list-item>
          <text:p text:style-name="P27"><text:s/>Crear el fichero <text:s text:c="2"/><text:span text:style-name="T1">empresa.txt <text:s/></text:span>(sin incluir nombres de columnas)</text:p>
        </text:list-item>
      </text:list>
      <text:p text:style-name="P3">Codigo:Nombre:Año_alta:Salario:Dpto:Sucursal</text:p>
      <text:p text:style-name="P13">125:Carlos:2001:1620:Admin:Santiago</text:p>
      <text:p text:style-name="P13">92:Ana:2005:1325:Admin:Negreira</text:p>
      <text:p text:style-name="P13">115:Antonio:1999:2560:CONTAB:SANTIAGO</text:p>
      <text:p text:style-name="P13">81:Marcelo:2007:1620:Admin:santiago </text:p>
      <text:p text:style-name="P13">133:Victoria:2010:1820:contab:Brión</text:p>
      <text:p text:style-name="P13">250:Nadia:2011:1510:comerc:brión</text:p>
      <text:p text:style-name="P13">101:Flavio:2009:1510:comerc:santiago</text:p>
      <text:p text:style-name="P13">88:Luis:2005:1325:admin:negreira</text:p>
      <text:p text:style-name="P11"/>
      <text:list xml:id="list215712147440580" text:continue-numbering="true" text:style-name="WWNum4">
        <text:list-item>
          <text:p text:style-name="P27"><text:s/>Ordenar el fichero <text:span text:style-name="T1">empresa.txt</text:span> por el código de empleado </text:p>
        </text:list-item>
        <text:list-item>
          <text:p text:style-name="P27">Ordenar el fichero <text:span text:style-name="T1">empresa.txt</text:span> por la sucursal </text:p>
        </text:list-item>
        <text:list-item>
          <text:p text:style-name="P27"><text:s/>¿Cuántos empleados tiene cada departamento?</text:p>
        </text:list-item>
        <text:list-item>
          <text:p text:style-name="P27">¿Cuántos empleados hay?</text:p>
        </text:list-item>
        <text:list-item>
          <text:p text:style-name="P27">¿Cuántos empleados trabajan en Santiago?</text:p>
        </text:list-item>
        <text:list-item>
          <text:p text:style-name="P27">¿Cuántos empleados son del departamento de administración? </text:p>
        </text:list-item>
        <text:list-item>
          <text:p text:style-name="P27">¿Cuál es el salario más alto?</text:p>
        </text:list-item>
        <text:list-item>
          <text:p text:style-name="P27">¿Cuál es el salario más bajo? </text:p>
        </text:list-item>
        <text:list-item>
          <text:p text:style-name="P27">¿Cuántos empleados cobran un salario de 1510€?</text:p>
        </text:list-item>
        <text:list-item>
          <text:p text:style-name="P27">¿Cuántos empleados de la sucursal Santiago son del departamento de contabilidad? </text:p>
        </text:list-item>
        <text:list-item>
          <text:p text:style-name="P27">Crear el fichero <text:span text:style-name="T1">empleados.txt</text:span> con el código del empleado y el salario</text:p>
        </text:list-item>
        <text:list-item>
          <text:p text:style-name="P27"><text:soft-page-break/>¿Cuántos diferentes departamentos tiene la empresa?</text:p>
        </text:list-item>
        <text:list-item>
          <text:p text:style-name="P27">¿Cuántos diferentes departamentos tiene la sucursal de Santiago?</text:p>
        </text:list-item>
        <text:list-item>
          <text:p text:style-name="P27">Crear el fichero <text:span text:style-name="T1">empresa.1.txt</text:span> con el fichero <text:span text:style-name="T1">empresa.txt</text:span> en mayúsculas </text:p>
        </text:list-item>
        <text:list-item>
          <text:p text:style-name="P28">Cambiar el delimitador del fichero <text:span text:style-name="T1">empresa.1.txt </text:span>por asteriscos y guardarlo en el fichero <text:span text:style-name="T1">empresa.2.txt</text:span> </text:p>
        </text:list-item>
        <text:list-item>
          <text:p text:style-name="P27">Ver el salario del empleado Marcelo</text:p>
        </text:list-item>
        <text:list-item>
          <text:p text:style-name="P25">¿De qué sucursal es la empleada Victoria?</text:p>
        </text:list-item>
        <text:list-item>
          <text:p text:style-name="P25">¿Hay algún empleado en la sucursal de Santiago en el departamento de contabilidad, que se llame Antonio?</text:p>
        </text:list-item>
        <text:list-item>
          <text:p text:style-name="P25">¿Hay algún empleado en la sucursal de Negreira que pertenezca al departamento de contabilidad? </text:p>
        </text:list-item>
        <text:list-item>
          <text:p text:style-name="P25">Crear el fichero <text:span text:style-name="T1">codigos</text:span> a la vez que se visualiza, con los códigos de los empleados, ordenados de mayor a menor <text:s/></text:p>
        </text:list-item>
        <text:list-item>
          <text:p text:style-name="P25">Crear el fichero <text:span text:style-name="T1">cod.nombres</text:span> a la vez que se visualiza, con los nombres de los empleados del fichero <text:span text:style-name="T1">empresa.txt</text:span> y el código de empleados del fichero <text:span text:style-name="T1">codigos</text:span>, con separador - (guión).</text:p>
        </text:list-item>
        <text:list-item>
          <text:p text:style-name="P25"><text:s/>¿Cuál es el empleado más antiguo? </text:p>
        </text:list-item>
        <text:list-item>
          <text:p text:style-name="P25">¿Cuál es el empleado con menos antigüedad?</text:p>
        </text:list-item>
        <text:list-item>
          <text:p text:style-name="P25">¿Cuántos empleados ingresaron en el 2005? </text:p>
        </text:list-item>
        <text:list-item>
          <text:p text:style-name="P25">¿Cuántos empleados NO ingresaron en el 2005? </text:p>
        </text:list-item>
        <text:list-item>
          <text:p text:style-name="P25"><text:s/>Listar la sucursal de todos los empleados cuyo nombre empiece y termine en vocal </text:p>
        </text:list-item>
        <text:list-item>
          <text:p text:style-name="P25"><text:span text:style-name="T1"><text:s/></text:span>Crear el fichero <text:span text:style-name="T1">informe.ip</text:span> con todas las IP ordenadas, de los usuarios conectados </text:p>
        </text:list-item>
        <text:list-item>
          <text:p text:style-name="P25"><text:s/>Añadir al fichero <text:span text:style-name="T1">informe.ip </text:span><text:s/>a la vez que se visualiza, una línea de asteríscos. </text:p>
        </text:list-item>
        <text:list-item>
          <text:p text:style-name="P25"><text:soft-page-break/><text:s/>Eliminar del directorio actual todos los ficheros que no contengan un . (punto) en su nombre </text:p>
        </text:list-item>
        <text:list-item>
          <text:p text:style-name="P25">Cambiarse al usuario alicia (contraseña abc123.)</text:p>
        </text:list-item>
        <text:list-item>
          <text:p text:style-name="P25">¿Cuál es su directorio de trabajo? </text:p>
        </text:list-item>
        <text:list-item>
          <text:p text:style-name="P25">¿Con qué cuenta de usuario está trabajando? </text:p>
        </text:list-item>
        <text:list-item>
          <text:p text:style-name="P25">cerrar sesión </text:p>
        </text:list-item>
        <text:list-item>
          <text:p text:style-name="P25">Cambiarse al usuario alicia cargando su configuración personal </text:p>
        </text:list-item>
        <text:list-item>
          <text:p text:style-name="P25"><text:s/>Crear el alias <text:span text:style-name="T1">salir</text:span> con el comando para cerrar la sesión </text:p>
        </text:list-item>
        <text:list-item>
          <text:p text:style-name="P25">Verificar el funcionamiento del alias <text:span text:style-name="T1">salir</text:span> </text:p>
        </text:list-item>
        <text:list-item>
          <text:p text:style-name="P25">Si el punto anterior funcionó, repetir el punto <text:span text:style-name="T1">173</text:span>, sino, corregir el alias creado. </text:p>
        </text:list-item>
        <text:list-item>
          <text:p text:style-name="P25">¿Con qué cuenta de usuario está trabajando? </text:p>
        </text:list-item>
        <text:list-item>
          <text:p text:style-name="P25">¿Cuál es su directorio de trabajo?</text:p>
        </text:list-item>
        <text:list-item>
          <text:p text:style-name="P25">Verificar el funcionamiento del alias <text:span text:style-name="T1">salir</text:span> </text:p>
        </text:list-item>
        <text:list-item>
          <text:p text:style-name="P25">¿Qué fichero deberá modificar para que el alias <text:span text:style-name="T1">salir</text:span> quede instalado?</text:p>
        </text:list-item>
        <text:list-item>
          <text:p text:style-name="P25">Cerrar la sesión de alicia</text:p>
        </text:list-item>
        <text:list-item>
          <text:p text:style-name="P25">¿A qué sesión a regresado? </text:p>
        </text:list-item>
        <text:list-item>
          <text:p text:style-name="P25">¿En qué fichero y ruta, se guardan los usuarios registrados?</text:p>
        </text:list-item>
        <text:list-item>
          <text:p text:style-name="P25">¿En qué fichero y ruta, se guardan los grupos registrados?</text:p>
        </text:list-item>
        <text:list-item>
          <text:p text:style-name="P25">¿En qué fichero y ruta, se guardan las contraseñas de los usuarios? </text:p>
        </text:list-item>
        <text:list-item>
          <text:p text:style-name="P25"><text:soft-page-break/>¿Cuáles de los 3 ficheros anteriores puede visualizar?</text:p>
        </text:list-item>
        <text:list-item>
          <text:p text:style-name="P25">¿Qué permisos tienen los 3 ficheros? </text:p>
        </text:list-item>
        <text:list-item>
          <text:p text:style-name="P25">¿En qué fichero y ruta, se guarda el comando ejecutados en el punto anterior?</text:p>
        </text:list-item>
        <text:list-item>
          <text:p text:style-name="P25">Ver los 10 últimos comandos ejecutados</text:p>
        </text:list-item>
        <text:list-item>
          <text:p text:style-name="P25">Cambiar el prompt del sistema para que aparezca de la siguiente manera:</text:p>
        </text:list-item>
      </text:list>
      <text:p text:style-name="P4">fecha * host &gt;</text:p>
      <text:list xml:id="list215711248016020" text:continue-numbering="true" text:style-name="WWNum4">
        <text:list-item>
          <text:p text:style-name="P25">¿Qué ruta/fichero, hay que cambiar para guardar el prompt</text:p>
        </text:list-item>
        <text:list-item>
          <text:p text:style-name="P25"><text:s/>¿Cuántos ficheros ocultos hay en su home? </text:p>
        </text:list-item>
        <text:list-item>
          <text:p text:style-name="P25">¿Cuál es su grupo principal? </text:p>
        </text:list-item>
        <text:list-item>
          <text:p text:style-name="P25">¿A qué grupos pertenece? </text:p>
        </text:list-item>
        <text:list-item>
          <text:p text:style-name="P25">¿Quiénes están conectados? </text:p>
        </text:list-item>
        <text:list-item>
          <text:p text:style-name="P25">¿Cuántas terminales están habilitadas para recibir mensajes? <text:s/></text:p>
        </text:list-item>
        <text:list-item>
          <text:p text:style-name="P25">¿Cuántas terminales no están habilitadas para recibir mensajes? <text:s/></text:p>
        </text:list-item>
        <text:list-item>
          <text:p text:style-name="P25">Ver la fecha del sistema y luego el nombre de login <text:s/></text:p>
        </text:list-item>
        <text:list-item>
          <text:p text:style-name="P25">Agregar su nombre completo a los datos de su cuenta </text:p>
        </text:list-item>
        <text:list-item>
          <text:p text:style-name="P25">Hacer un listado de inodos ordenados de menor a mayor y si no se ejecuta, ver la fecha del sistema </text:p>
        </text:list-item>
        <text:list-item>
          <text:p text:style-name="P25"><text:s/>Ordenar el fichero <text:span text:style-name="T1">cuentos</text:span>, si no se ejecuta, Ver el tipo de fichero que hay en el directorio de trabajo </text:p>
        </text:list-item>
        <text:list-item>
          <text:p text:style-name="P25">Añadir una línea de guiones al fichero <text:span text:style-name="T1">informes</text:span>, sin editar.</text:p>
        </text:list-item>
        <text:list-item>
          <text:p text:style-name="P25"><text:soft-page-break/><text:span text:style-name="T1"><text:s/></text:span>Crear de forma interactiva el fichero <text:span text:style-name="T1">electrodomesticos</text:span>, con el siguiente contenido:</text:p>
        </text:list-item>
      </text:list>
      <text:p text:style-name="P14">Nevera</text:p>
      <text:p text:style-name="P14">Plancha</text:p>
      <text:p text:style-name="P14">Microonda</text:p>
      <text:p text:style-name="P14">Aspiradora</text:p>
      <text:p text:style-name="P14">TV</text:p>
      <text:list xml:id="list215710759696579" text:continue-numbering="true" text:style-name="WWNum4">
        <text:list-item>
          <text:p text:style-name="P21"><text:span text:style-name="T3">Crear de forma interactiva el fichero </text:span><text:span text:style-name="T4">codigos,</text:span><text:span text:style-name="T3"> con el siguiente contenido:</text:span></text:p>
        </text:list-item>
      </text:list>
      <text:p text:style-name="P8">215</text:p>
      <text:p text:style-name="P8">211</text:p>
      <text:p text:style-name="P8">129</text:p>
      <text:p text:style-name="P8">50</text:p>
      <text:p text:style-name="P8">72</text:p>
      <text:list xml:id="list215710931237399" text:continue-numbering="true" text:style-name="WWNum4">
        <text:list-item>
          <text:p text:style-name="P22"><text:span text:style-name="T3">Crear el fichero </text:span><text:span text:style-name="T4">productos</text:span><text:span text:style-name="T3"> con las columnas de los ficheros </text:span><text:span text:style-name="T4">electrodomesticos y codigos</text:span><text:span text:style-name="T3">, asociando el 1º producto con el 1º código, utilizando un separador de espacio.</text:span></text:p>
        </text:list-item>
        <text:list-item>
          <text:p text:style-name="P21"><text:span text:style-name="T3">Visualizar el fichero </text:span><text:span text:style-name="T4">productos</text:span><text:span text:style-name="T3"> todo en mayúsculas </text:span></text:p>
        </text:list-item>
        <text:list-item>
          <text:p text:style-name="P21"><text:span text:style-name="T3">Cambiar el separador del fichero </text:span><text:span text:style-name="T4">productos</text:span><text:span text:style-name="T3"> por un guión </text:span></text:p>
        </text:list-item>
        <text:list-item>
          <text:p text:style-name="P21"><text:span text:style-name="T3">Crear una copia del fichero </text:span><text:span text:style-name="T4">productos</text:span><text:span text:style-name="T3"> en </text:span><text:span text:style-name="T4">/root</text:span><text:span text:style-name="T3"> <text:s/>si da error emitir el mensaje "ERROR - No se realizó la copia", todo en una línea de comandos.</text:span></text:p>
        </text:list-item>
        <text:list-item>
          <text:p text:style-name="P16">Comparar los 3 ficheros anteriores</text:p>
        </text:list-item>
        <text:list-item>
          <text:p text:style-name="P16">¿Qué tipo de ficheros son los 3 anteriores?</text:p>
        </text:list-item>
        <text:list-item>
          <text:p text:style-name="P16">¿Dónde se ubica el fichero que contiene las contraseñas de los usuarios registrados ?</text:p>
        </text:list-item>
        <text:list-item>
          <text:p text:style-name="P16">Enviar a todas las terminales el mensaje "Hora del café" </text:p>
        </text:list-item>
        <text:list-item>
          <text:p text:style-name="P16">¿Con qué combinación de teclas se sale gravando del editor vi? </text:p>
        </text:list-item>
        <text:list-item>
          <text:p text:style-name="P16">¿Con qué combinación de teclas se sale sin grabar del editor vi?</text:p>
        </text:list-item>
        <text:list-item>
          <text:p text:style-name="P21"><text:span text:style-name="T4">date &amp;&amp; pwd</text:span><text:span text:style-name="T3"> <text:s/>¿Cuál/es se ejecuta/n? </text:span></text:p>
        </text:list-item>
        <text:list-item>
          <text:p text:style-name="P21"><text:span text:style-name="T4">date || pwd</text:span><text:span text:style-name="T3"> <text:s text:c="2"/>¿Cuál/es se ejecuta/n? </text:span></text:p>
        </text:list-item>
        <text:list-item>
          <text:p text:style-name="P21"><text:span text:style-name="T4">dates <text:s/>|| pwd</text:span><text:span text:style-name="T3"> <text:s/>¿Cuál/es se ejecuta/n?</text:span></text:p>
        </text:list-item>
        <text:list-item>
          <text:p text:style-name="P21"><text:span text:style-name="T4">dates <text:s/>&amp;&amp; <text:s/>pwd</text:span><text:span text:style-name="T3"> <text:s/>¿Cuál/es se ejecuta/n?</text:span></text:p>
        </text:list-item>
        <text:list-item>
          <text:p text:style-name="P21">¿En qué fichero se guarda la configuración del prompt?</text:p>
        </text:list-item>
        <text:list-item>
          <text:p text:style-name="P21">¿En qué fichero se guardan los alias creados?</text:p>
        </text:list-item>
        <text:list-item>
          <text:p text:style-name="P21">¿Ejecutar el alias <text:s/>lista="ls -lARs"</text:p>
        </text:list-item>
        <text:list-item>
          <text:p text:style-name="P21">Eliminar el alias lista </text:p>
        </text:list-item>
        <text:list-item>
          <text:p text:style-name="P21">Renombrar el fichero <text:s text:c="2"/><text:span text:style-name="T1">fich1.txt</text:span> que está en el directorio padre, con el nombre <text:span text:style-name="T1">fichero_1.txt</text:span> <text:s/></text:p>
        </text:list-item>
        <text:list-item>
          <text:p text:style-name="P21">Mover el fichero <text:span text:style-name="T1">fichero_1.txt</text:span> a vuestro home</text:p>
        </text:list-item>
        <text:list-item>
          <text:p text:style-name="P21">Renombrar el directorio ~/compras/C_2021 como <text:s/><text:span text:style-name="T1">Com_21</text:span></text:p>
        </text:list-item>
        <text:list-item>
          <text:p text:style-name="P21"><text:s/>Mover el directorio <text:s/>~/ventas/V_2015 <text:s/>a <text:s text:c="2"/>~/Hist_2015 </text:p>
        </text:list-item>
        <text:list-item>
          <text:p text:style-name="P21">Qué tipo de ficheros son todas las entradas del directorio actual </text:p>
        </text:list-item>
        <text:list-item>
          <text:p text:style-name="P21"><text:soft-page-break/>Copiar los ficheros <text:s/><text:span text:style-name="T1">blanco.txt negro.txt azul.txt</text:span> que están el directorio padre, al directorio de trabajo, en un solo comando y usando agrupación </text:p>
        </text:list-item>
        <text:list-item>
          <text:p text:style-name="P21">Eliminar todos los ficheros ordinarios vacíos del directorio <text:span text:style-name="T1">~/ventas </text:span></text:p>
        </text:list-item>
        <text:list-item>
          <text:p text:style-name="P21">Crear los ficheros <text:span text:style-name="T1">uno dos tres</text:span> vacios</text:p>
        </text:list-item>
        <text:list-item>
          <text:p text:style-name="P21">Modificar la fecha de modificación del fichero <text:span text:style-name="T1">uno</text:span> con la fecha del sistema </text:p>
        </text:list-item>
        <text:list-item>
          <text:p text:style-name="P21">Modificar la fecha de modificación del fichero <text:span text:style-name="T1">dos</text:span> con la fecha del 21 de nov <text:s/>pasado.</text:p>
        </text:list-item>
        <text:list-item>
          <text:p text:style-name="P21">Cambiar la fecha de modificación del fichero <text:span text:style-name="T1">tres</text:span> con la fecha del fichero <text:span text:style-name="T1">uno</text:span> <text:s/></text:p>
        </text:list-item>
        <text:list-item>
          <text:p text:style-name="P21">Crear la variable de usuario <text:s/><text:span text:style-name="T1">ies</text:span> con el nombre <text:s/>del Instituto </text:p>
        </text:list-item>
        <text:list-item>
          <text:p text:style-name="P21">Visualizar la línea donde aparece la definición de la variable y su contenido </text:p>
        </text:list-item>
        <text:list-item>
          <text:p text:style-name="P21">Mostrar el contenido de la variable <text:span text:style-name="T1">ies</text:span> </text:p>
        </text:list-item>
        <text:list-item>
          <text:p text:style-name="P21">Vaciar el contenido de la variable <text:span text:style-name="T1">ies</text:span> </text:p>
        </text:list-item>
        <text:list-item>
          <text:p text:style-name="P21">Visualizar la línea donde aparece la definición de la variable de usuario y su contenido </text:p>
        </text:list-item>
        <text:list-item>
          <text:p text:style-name="P21">Eliminar la variable de usuario <text:span text:style-name="T1">ies</text:span> </text:p>
        </text:list-item>
        <text:list-item>
          <text:p text:style-name="P21">Visualizar las variables de entorno, paginado -utilizar 2 comandos diferentes- </text:p>
        </text:list-item>
        <text:list-item>
          <text:p text:style-name="P21">Mostar la ayuda al comando ls utilizando 2 comandos diferentes </text:p>
        </text:list-item>
        <text:list-item>
          <text:p text:style-name="P21">Realizar el siguiente cálculo utilizando la calculadora (3+5)*10/2 </text:p>
        </text:list-item>
        <text:list-item>
          <text:p text:style-name="P21">Ver el nombre de nuestro equipo util<text:bookmark text:name="_GoBack"/>izando 2 comandos diferentes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gl" fo:country="ES" style:letter-kerning="false" style:font-name-asian="Batang" style:font-size-asian="10pt" style:language-asian="gl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0pt" fo:language="gl" fo:country="ES" style:letter-kerning="false" style:font-name-asian="Batang" style:font-size-asian="10pt" style:language-asian="gl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fo:font-size="11pt" fo:language="es" fo:country="ES" style:font-size-asian="11pt" style:language-asian="es" style:country-asian="ES" style:font-name-complex="Calibri1" style:font-family-complex="Calibri" style:font-family-generic-complex="system" style:font-pitch-complex="variable" style:font-size-complex="11pt"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-complex="Times New Roman" style:font-family-complex="'Times New Roman'" style:font-family-generic-complex="system" style:font-pitch-complex="variable"/>
    </style:style>
    <style:style style:name="Pie_20_de_20_página_20_Car" style:display-name="Pie de página Car" style:family="text">
      <style:text-properties style:font-name-complex="Times New Roman" style:font-family-complex="'Times New Roman'" style:font-family-generic-complex="system" style:font-pitch-complex="variable"/>
    </style:style>
    <style:style style:name="Texto_20_de_20_globo_20_Car" style:display-name="Texto de globo Car" style:family="tex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loext:graphic-properties draw:fill="solid" draw:fill-color="#0000ff"/>
      <style:paragraph-properties fo:text-align="justify" style:justify-single-word="false" fo:background-color="#0000ff" fo:padding-left="0cm" fo:padding-right="0cm" fo:padding-top="0cm" fo:padding-bottom="0.035cm" fo:border-left="none" fo:border-right="none" fo:border-top="none" fo:border-bottom="0.51pt solid #000000"/>
      <style:text-properties fo:font-weight="bold" style:font-weight-asian="bold"/>
    </style:style>
    <style:style style:name="MP2" style:family="paragraph" style:parent-style-name="Header">
      <loext:graphic-properties draw:fill="solid" draw:fill-color="#0000ff"/>
      <style:paragraph-properties fo:text-align="center" style:justify-single-word="false" fo:background-color="#0000ff" fo:padding-left="0cm" fo:padding-right="0cm" fo:padding-top="0cm" fo:padding-bottom="0.035cm" fo:border-left="none" fo:border-right="none" fo:border-top="none" fo:border-bottom="0.51pt solid #000000"/>
      <style:text-properties fo:font-weight="bold" style:font-weight-asian="bold"/>
    </style:style>
    <style:style style:name="MP3" style:family="paragraph" style:parent-style-name="Footer">
      <loext:graphic-properties draw:fill="solid" draw:fill-color="#0000ff"/>
      <style:paragraph-properties fo:background-color="#0000ff" fo:padding-left="0cm" fo:padding-right="0cm" fo:padding-top="0.035cm" fo:padding-bottom="0cm" fo:border-left="none" fo:border-right="none" fo:border-top="0.51pt solid #000000" fo:border-bottom="none">
        <style:tab-stops>
          <style:tab-stop style:position="8.251cm" style:type="center"/>
          <style:tab-stop style:position="16.503cm" style:type="right"/>
        </style:tab-stops>
      </style:paragraph-properties>
    </style:style>
    <style:style style:name="MT1" style:family="text">
      <style:text-properties fo:font-weight="bold" style:font-weight-asian="bold"/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0.998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2cm" fo:margin-left="0cm" fo:margin-right="0cm" fo:margin-bottom="1.152cm" style:dynamic-spacing="true"/>
      </style:header-style>
      <style:footer-style>
        <style:header-footer-properties fo:min-height="0.503cm" fo:margin-left="0cm" fo:margin-right="0cm" fo:margin-top="0.40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1º A.S.I.R.<text:tab/> <text:s text:c="30"/>Implantación de Sistemas Operativos</text:p>
        <text:p text:style-name="MP2">Ejercicio de repaso general</text:p>
      </style:header>
      <style:footer>
        <text:p text:style-name="MP3"><text:span text:style-name="MT1">Prof. Rosa B. Mansilla Trillo<text:tab/>[</text:span><text:span text:style-name="MT1"><text:page-number text:select-page="current">3</text:page-number></text:span><text:span text:style-name="MT1">]<text:tab/>IES Xulián Magariños - Negreira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 </dc:title>
    <meta:initial-creator>rosa</meta:initial-creator>
    <meta:editing-cycles>19</meta:editing-cycles>
    <meta:print-date>2015-12-02T08:49:00</meta:print-date>
    <meta:creation-date>2023-11-07T18:19:00</meta:creation-date>
    <dc:date>2023-11-19T21:57:09.425221445</dc:date>
    <meta:editing-duration>PT3H34M57S</meta:editing-duration>
    <meta:generator>LibreOffice/7.3.7.2$Linux_X86_64 LibreOffice_project/30$Build-2</meta:generator>
    <meta:document-statistic meta:table-count="0" meta:image-count="0" meta:object-count="0" meta:page-count="12" meta:paragraph-count="332" meta:word-count="2773" meta:character-count="16637" meta:non-whitespace-character-count="14220"/>
    <meta:user-defined meta:name="AppVersion">16.0000</meta:user-defined>
    <meta:user-defined meta:name="Company">IES XULIAN MAGARIÑOS</meta:user-defined>
    <meta:template xlink:type="simple" xlink:actuate="onRequest" xlink:title="Normal" xlink:href=""/>
  </office:meta>
</office:document-meta>
</file>